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42753" officeooo:paragraph-rsid="00042753"/>
    </style:style>
    <style:style style:name="P3" style:family="paragraph" style:parent-style-name="Standard">
      <style:text-properties officeooo:paragraph-rsid="00042753"/>
    </style:style>
    <style:style style:name="P4" style:family="paragraph" style:parent-style-name="Standard">
      <style:text-properties officeooo:rsid="0005d2ec" officeooo:paragraph-rsid="0005d2ec"/>
    </style:style>
    <style:style style:name="P5" style:family="paragraph" style:parent-style-name="Standard">
      <style:text-properties officeooo:paragraph-rsid="00075199"/>
    </style:style>
    <style:style style:name="P6" style:family="paragraph" style:parent-style-name="Standard">
      <style:text-properties officeooo:rsid="00075199" officeooo:paragraph-rsid="00075199"/>
    </style:style>
    <style:style style:name="P7" style:family="paragraph" style:parent-style-name="Standard">
      <style:text-properties officeooo:rsid="00042753" officeooo:paragraph-rsid="00042753"/>
    </style:style>
    <style:style style:name="P8" style:family="paragraph" style:parent-style-name="Standard">
      <style:text-properties officeooo:rsid="0005d2ec" officeooo:paragraph-rsid="0005d2ec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f0ae" officeooo:paragraph-rsid="0008f0ae" style:font-weight-asian="bold" style:font-weight-complex="bold"/>
    </style:style>
    <style:style style:name="P11" style:family="paragraph" style:parent-style-name="Standard">
      <style:text-properties officeooo:rsid="0008f0ae" officeooo:paragraph-rsid="0008f0ae"/>
    </style:style>
    <style:style style:name="P12" style:family="paragraph" style:parent-style-name="Standard">
      <style:paragraph-properties fo:text-align="center" style:justify-single-word="false"/>
      <style:text-properties officeooo:rsid="0008f0ae" officeooo:paragraph-rsid="0008f0ae"/>
    </style:style>
    <style:style style:name="P13" style:family="paragraph" style:parent-style-name="Standard">
      <style:text-properties officeooo:paragraph-rsid="0008f0a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f0ae" officeooo:paragraph-rsid="0008f0ae" style:font-weight-asian="normal" style:font-weight-complex="normal"/>
    </style:style>
    <style:style style:name="T1" style:family="text">
      <style:text-properties officeooo:rsid="00042753"/>
    </style:style>
    <style:style style:name="T2" style:family="text">
      <style:text-properties officeooo:rsid="0005d2ec"/>
    </style:style>
    <style:style style:name="T3" style:family="text">
      <style:text-properties officeooo:rsid="00075199"/>
    </style:style>
    <style:style style:name="T4" style:family="text">
      <style:text-properties officeooo:rsid="0008f0ae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cho</text:p>
      <text:p text:style-name="Standard"/>
      <text:p text:style-name="Standard"/>
      <text:p text:style-name="P2">Press Banca</text:p>
      <text:p text:style-name="P2">Press banca en multipower</text:p>
      <text:p text:style-name="P2">Press plano con mancuernas</text:p>
      <text:p text:style-name="P2">Press inclinado barra libre</text:p>
      <text:p text:style-name="P2">Press inclinado con mancuernas</text:p>
      <text:p text:style-name="P2">Press inclinado en multipower</text:p>
      <text:p text:style-name="P3">Fondos en paralelas</text:p>
      <text:p text:style-name="P3"><text:span text:style-name="T1">Fondos en máquina</text:span> </text:p>
      <text:p text:style-name="P3">Aperturas con mancuernas</text:p>
      <text:p text:style-name="P3">Aperturas con mancuernas</text:p>
      <text:p text:style-name="P2">Aperturas con poleas</text:p>
      <text:p text:style-name="P2">Aperturas en Peck Deck</text:p>
      <text:p text:style-name="P2">Press de pecho en máquina</text:p>
      <text:p text:style-name="P2">Flexiones</text:p>
      <text:p text:style-name="P2"/>
      <text:p text:style-name="Standard"/>
      <text:p text:style-name="Standard"/>
      <text:p text:style-name="P1">Espalda</text:p>
      <text:p text:style-name="Standard"><text:tab/></text:p>
      <text:p text:style-name="P4">Peso muerto</text:p>
      <text:p text:style-name="P4">Dominadas</text:p>
      <text:p text:style-name="P4">Remo con barra</text:p>
      <text:p text:style-name="P4">Remo con mancuernas</text:p>
      <text:p text:style-name="P4">Jalón al pecho abierto</text:p>
      <text:p text:style-name="P4">Jalón al pecho cerrado</text:p>
      <text:p text:style-name="Standard"><text:span text:style-name="T2">P</text:span>ull over polea</text:p>
      <text:p text:style-name="P4">Remo dorian</text:p>
      <text:p text:style-name="P4">Remo en punta</text:p>
      <text:p text:style-name="Standard">Remo gironda <text:span text:style-name="T2">cerrado</text:span></text:p>
      <text:p text:style-name="Standard">Remo girond<text:span text:style-name="T2">a abierto agarre neutro</text:span></text:p>
      <text:p text:style-name="Standard">Hiperextensiones </text:p>
      <text:p text:style-name="Standard">Remo en banco inclinado con mancuerna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iceps</text:p>
      <text:p text:style-name="Standard"/>
      <text:p text:style-name="Standard"/>
      <text:p text:style-name="Standard">Curl con barra <text:span text:style-name="T3">recta</text:span></text:p>
      <text:p text:style-name="Standard">Curl con mancuernas </text:p>
      <text:p text:style-name="Standard">Curl <text:span text:style-name="T3">mancuernas banco inclinado</text:span> </text:p>
      <text:p text:style-name="Standard">Curl martillo </text:p>
      <text:p text:style-name="Standard">Curl predicador</text:p>
      <text:p text:style-name="Standard">Curl con barra <text:span text:style-name="T3">Z</text:span></text:p>
      <text:p text:style-name="Standard">Curl <text:span text:style-name="T3">martillo con</text:span> cuerda en polea </text:p>
      <text:p text:style-name="P5">Curl en polea</text:p>
      <text:p text:style-name="P6">Curl araña</text:p>
      <text:p text:style-name="Standard"/>
      <text:p text:style-name="Standard"/>
      <text:p text:style-name="Standard"/>
      <text:p text:style-name="Standard"/>
      <text:p text:style-name="P1">Triceps</text:p>
      <text:p text:style-name="Standard"/>
      <text:p text:style-name="Standard">Fondos <text:span text:style-name="T3">cerrados</text:span></text:p>
      <text:p text:style-name="Standard">Extensiones de tríceps con cuerda en polea alta </text:p>
      <text:p text:style-name="P5">Extensiones de tríceps con <text:span text:style-name="T3">barra</text:span> en polea alta</text:p>
      <text:p text:style-name="Standard">Press de banca con agarre cerrado </text:p>
      <text:p text:style-name="P6">Press france<text:span text:style-name="T4">s</text:span></text:p>
      <text:p text:style-name="P6">Extensiones por encima de la cabeza con mancuerna </text:p>
      <text:p text:style-name="Standard"/>
      <text:p text:style-name="Standard"/>
      <text:p text:style-name="Standard"/>
      <text:p text:style-name="Standard"/>
      <text:p text:style-name="P1">Hombros</text:p>
      <text:p text:style-name="Standard"/>
      <text:p text:style-name="P11">Press militar con mancuernas</text:p>
      <text:p text:style-name="P11">Press militar con barra</text:p>
      <text:p text:style-name="P11">Press militar en multipower</text:p>
      <text:p text:style-name="P11">Laterales con mancuernas</text:p>
      <text:p text:style-name="P11">Laterales en polea</text:p>
      <text:p text:style-name="P11">Face pull</text:p>
      <text:p text:style-name="P11">Pajaros con mancuernas </text:p>
      <text:p text:style-name="P11">Pajaros en peck deck</text:p>
      <text:p text:style-name="Standard"/>
      <text:p text:style-name="Standard"/>
      <text:p text:style-name="P1">Abdominales</text:p>
      <text:p text:style-name="Standard"/>
      <text:p text:style-name="Standard">Abdominales básicos </text:p>
      <text:p text:style-name="P11">Abdominales con cuerda en polea alta</text:p>
      <text:p text:style-name="Standard">Plancha </text:p>
      <text:p text:style-name="Standard">Elevaciones de piernas colgado </text:p>
      <text:p text:style-name="Standard">Rodillo abdominal </text:p>
      <text:p text:style-name="Standard">Elevaciones de piernas en el suelo </text:p>
      <text:p text:style-name="Standard">Escaladores </text:p>
      <text:p text:style-name="Standard"/>
      <text:p text:style-name="Standard"/>
      <text:p text:style-name="Standard"/>
      <text:p text:style-name="P1"><text:soft-page-break/>Cuadriceps</text:p>
      <text:p text:style-name="Standard"/>
      <text:p text:style-name="P11">Sentadilla libre</text:p>
      <text:p text:style-name="P11">Sentadilla frontal </text:p>
      <text:p text:style-name="P11">Sentadilla en multipower</text:p>
      <text:p text:style-name="P11">Sentadilla bulgara</text:p>
      <text:p text:style-name="P11">Sentadilla hack</text:p>
      <text:p text:style-name="P11">Prensa Inclinada</text:p>
      <text:p text:style-name="P11">Prensa horizontal </text:p>
      <text:p text:style-name="P13"><text:span text:style-name="T4">Extensiones de cuadriceps</text:span></text:p>
      <text:p text:style-name="P11">Zancadas</text:p>
      <text:p text:style-name="P11"/>
      <text:p text:style-name="P11"/>
      <text:p text:style-name="Standard"/>
      <text:p text:style-name="P10">Femoral</text:p>
      <text:p text:style-name="Standard"/>
      <text:p text:style-name="P11">Peso muerto convencional</text:p>
      <text:p text:style-name="P11">Peso muerto rumano</text:p>
      <text:p text:style-name="P11">Peso muerto piernas rígidas</text:p>
      <text:p text:style-name="P11">Peso muerto con mancuernas</text:p>
      <text:p text:style-name="P11">Buenos días con barra</text:p>
      <text:p text:style-name="P11">Femoral Sentado en máquina</text:p>
      <text:p text:style-name="P11">Femoral Tumbado en máquina</text:p>
      <text:p text:style-name="P11">Curl Femoral en polea baja unilateral</text:p>
      <text:p text:style-name="Standard"/>
      <text:p text:style-name="Standard"/>
      <text:p text:style-name="P1">Glúteo</text:p>
      <text:p text:style-name="P11"/>
      <text:p text:style-name="P11">Peso muerto convencional</text:p>
      <text:p text:style-name="P11">Peso muerto rumano</text:p>
      <text:p text:style-name="P11">Peso muerto piernas rígidas</text:p>
      <text:p text:style-name="P11">Peso muerto con mancuernas</text:p>
      <text:p text:style-name="P11">Peso muerto sumo</text:p>
      <text:p text:style-name="P11">Buenos días con barra</text:p>
      <text:p text:style-name="P11">Sentadilla libre</text:p>
      <text:p text:style-name="P11">Sentadilla búlgara </text:p>
      <text:p text:style-name="P11">Zancadas </text:p>
      <text:p text:style-name="P11">Hip Thrusts </text:p>
      <text:p text:style-name="P11">Patadas de glúteo </text:p>
      <text:p text:style-name="P11">Sentadilla sumo </text:p>
      <text:p text:style-name="P11"/>
      <text:p text:style-name="P11"/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>Abductor</text:span> </text:p>
      <text:p text:style-name="Standard"/>
      <text:p text:style-name="P11">Peso muerto sumo</text:p>
      <text:p text:style-name="P11">Sentadilla sumo</text:p>
      <text:p text:style-name="P11">Abductor en máquina</text:p>
      <text:p text:style-name="P11">Abducción en polea</text:p>
      <text:p text:style-name="P13"><text:span text:style-name="T4">Curl Copenhague</text:span></text:p>
      <text:p text:style-name="Standard"/>
      <text:p text:style-name="Standard"/>
      <text:p text:style-name="P1">Gemelos</text:p>
      <text:p text:style-name="P14">Elevaciones de talones de pie</text:p>
      <text:p text:style-name="P14">Flexiones plantar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56:36.481000000</meta:creation-date>
    <dc:date>2024-11-25T12:42:48.469000000</dc:date>
    <meta:editing-duration>PT47M1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105" meta:word-count="315" meta:character-count="2067" meta:non-whitespace-character-count="1830"/>
  </office:meta>
</office:document-meta>
</file>